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/>
      <style:text-properties fo:font-variant="normal" fo:text-transform="none" fo:letter-spacing="normal" fo:font-style="normal" fo:font-weight="normal" officeooo:rsid="00188cc3" officeooo:paragraph-rsid="00188cc3" loext:padding="0cm" loext:border="none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fo:font-variant="normal" fo:text-transform="none" fo:letter-spacing="normal" fo:font-style="normal" fo:font-weight="normal" officeooo:rsid="00188cc3" officeooo:paragraph-rsid="00188cc3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officeooo:paragraph-rsid="00188cc3"/>
    </style:style>
    <style:style style:name="T1" style:family="text">
      <style:text-properties fo:font-size="24pt" style:text-underline-style="solid" style:text-underline-width="auto" style:text-underline-color="font-color" style:font-size-asian="21pt" style:font-size-complex="24pt"/>
    </style:style>
    <style:style style:name="T2" style:family="text">
      <style:text-properties fo:font-variant="normal" fo:text-transform="none" fo:letter-spacing="normal" fo:font-style="normal" fo:font-weight="normal" officeooo:rsid="00188cc3" loext:padding="0cm" loext:border="none"/>
    </style:style>
    <style:style style:name="T3" style:family="text">
      <style:text-properties fo:font-variant="normal" fo:text-transform="none" fo:letter-spacing="normal" fo:font-style="normal" fo:font-weight="normal" loext:padding="0cm" loext:border="none"/>
    </style:style>
    <style:style style:name="T4" style:family="text">
      <style:text-properties fo:font-variant="normal" fo:text-transform="none" fo:letter-spacing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apport projet midl 1 :</text:span></text:p>
      <text:p text:style-name="P2"/>
      <text:p text:style-name="P2"/>
      <text:p text:style-name="P3"><text:span text:style-name="T2">L</text:span><text:span text:style-name="T3">e</text:span><text:span text:style-name="T4"> </text:span><text:span text:style-name="T3">rapport</text:span><text:span text:style-name="T4"> </text:span><text:span text:style-name="T3">doit ˆetre</text:span><text:span text:style-name="T4"> </text:span><text:span text:style-name="T3">d ́epos ́e</text:span><text:span text:style-name="T4"> </text:span><text:span text:style-name="T3">directement</text:span><text:span text:style-name="T4"> </text:span><text:span text:style-name="T3">sur</text:span><text:span text:style-name="T4"> </text:span><text:span text:style-name="T3">Moodle,</text:span><text:span text:style-name="T4"> </text:span><text:span text:style-name="T3">en</text:span><text:span text:style-name="T4"> </text:span><text:span text:style-name="T3">format</text:span><text:span text:style-name="T4"> </text:span><text:span text:style-name="T3">PDF,</text:span><text:span text:style-name="T4"> </text:span><text:span text:style-name="T3">de</text:span><text:span text:style-name="T4"> </text:span><text:span text:style-name="T3">pr ́ef ́erence ́ecrit</text:span><text:span text:style-name="T4"> </text:span><text:span text:style-name="T3">en</text:span><text:span text:style-name="T4"> </text:span><text:span text:style-name="T3">LATEX</text:span><text:line-break/><text:span text:style-name="T3">pour ne pas faire subir au lecteur le formatage cruel de formules en Word et Cie.</text:span><text:line-break/><text:span text:style-name="T4">— </text:span><text:span text:style-name="T3">Le rapport pour le lot 1 doit comporter :</text:span><text:line-break/><text:span text:style-name="T4">— </text:span><text:span text:style-name="T3">une</text:span><text:span text:style-name="T4"> </text:span><text:span text:style-name="T3">courte</text:span><text:span text:style-name="T4"> </text:span><text:span text:style-name="T3">introduction</text:span><text:span text:style-name="T4"> </text:span><text:span text:style-name="T3">qui</text:span><text:span text:style-name="T4"> </text:span><text:span text:style-name="T3">d ́ecrit</text:span><text:span text:style-name="T4"> </text:span><text:span text:style-name="T3">le</text:span><text:span text:style-name="T4"> </text:span><text:span text:style-name="T3">probl`eme</text:span><text:span text:style-name="T4"> </text:span><text:span text:style-name="T3">sans</text:span><text:span text:style-name="T4"> </text:span><text:span text:style-name="T3">entrer</text:span><text:span text:style-name="T4"> </text:span><text:span text:style-name="T3">dans</text:span><text:span text:style-name="T4"> </text:span><text:span text:style-name="T3">les</text:span><text:span text:style-name="T4"> </text:span><text:span text:style-name="T3">d ́etails</text:span><text:span text:style-name="T4"> </text:span><text:span text:style-name="T3">techniques,</text:span><text:span text:style-name="T4"> </text:span><text:span text:style-name="T3">et</text:span><text:span text:style-name="T4"> </text:span><text:span text:style-name="T3">qui</text:span><text:line-break/><text:span text:style-name="T3">r ́esume le travail effectu ́e, et peut-ˆetre aussi ce que vous n’avez pas r ́eussi `a faire (</text:span><text:span text:style-name="T4"> </text:span><text:span text:style-name="T3">1</text:span><text:line-break/><text:span text:style-name="T3">3</text:span><text:span text:style-name="T4"> </text:span><text:span text:style-name="T3">ou</text:span><text:span text:style-name="T4"> </text:span><text:span text:style-name="T3">1</text:span><text:line-break/><text:span text:style-name="T3">2</text:span><text:span text:style-name="T4"> </text:span><text:span text:style-name="T3">page) ;</text:span><text:line-break/><text:span text:style-name="T4">— </text:span><text:span text:style-name="T3">une petit</text:span><text:span text:style-name="T4"> </text:span><text:span text:style-name="T3">manuel</text:span><text:span text:style-name="T4"> </text:span><text:span text:style-name="T3">d’utilisateur</text:span><text:span text:style-name="T4"> </text:span><text:span text:style-name="T3">qui indique comment utiliser votre code ;</text:span><text:line-break/><text:span text:style-name="T4">— </text:span><text:span text:style-name="T3">une description de haut niveau de l’implantation.</text:span><text:line-break/><text:span text:style-name="T4">— </text:span><text:span text:style-name="T3">Les</text:span><text:span text:style-name="T4"> </text:span><text:span text:style-name="T3">rapports</text:span><text:span text:style-name="T4"> </text:span><text:span text:style-name="T3">pour</text:span><text:span text:style-name="T4"> </text:span><text:span text:style-name="T3">les</text:span><text:span text:style-name="T4"> </text:span><text:span text:style-name="T3">lots</text:span><text:span text:style-name="T4"> </text:span><text:span text:style-name="T3">2</text:span><text:span text:style-name="T4"> </text:span><text:span text:style-name="T3">et</text:span><text:span text:style-name="T4"> </text:span><text:span text:style-name="T3">3</text:span><text:span text:style-name="T4"> </text:span><text:span text:style-name="T3">sont</text:span><text:span text:style-name="T4"> </text:span><text:span text:style-name="T3">des</text:span><text:span text:style-name="T4"> </text:span><text:span text:style-name="T3">sections</text:span><text:span text:style-name="T4"> </text:span><text:span text:style-name="T3">suppl ́ementaires</text:span><text:span text:style-name="T4"> </text:span><text:span text:style-name="T3">du</text:span><text:span text:style-name="T4"> </text:span><text:span text:style-name="T3">rapport</text:span><text:span text:style-name="T4"> </text:span><text:span text:style-name="T3">pour</text:span><text:span text:style-name="T4"> </text:span><text:span text:style-name="T3">le</text:span><text:span text:style-name="T4"> </text:span><text:span text:style-name="T3">lot</text:span><text:span text:style-name="T4"> </text:span><text:span text:style-name="T3">1</text:span><text:span text:style-name="T4"> </text:span><text:span text:style-name="T3">(un</text:span><text:line-break/><text:span text:style-name="T3">seul document)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4T16:16:20.556564200</meta:creation-date>
    <dc:date>2025-12-24T16:17:24.687364800</dc:date>
    <meta:editing-duration>PT1M4S</meta:editing-duration>
    <meta:editing-cycles>1</meta:editing-cycles>
    <meta:document-statistic meta:table-count="0" meta:image-count="0" meta:object-count="0" meta:page-count="1" meta:paragraph-count="2" meta:word-count="144" meta:character-count="715" meta:non-whitespace-character-count="578"/>
    <meta:generator>LibreOffice/25.2.7.2$Windows_X86_64 LibreOffice_project/5cbfd1ab6520636bb5f7b99185aa69bd7456825d</meta:generator>
  </office:meta>
</office:document-meta>
</file>